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4.128cm"/>
    </style:style>
    <style:style style:name="Tableau1.B" style:family="table-column">
      <style:table-column-properties style:column-width="6.098cm"/>
    </style:style>
    <style:style style:name="Tableau1.C" style:family="table-column">
      <style:table-column-properties style:column-width="6.773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C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15.558cm" table:align="left"/>
    </style:style>
    <style:style style:name="Tableau2.A" style:family="table-column">
      <style:table-column-properties style:column-width="1.884cm"/>
    </style:style>
    <style:style style:name="Tableau2.B" style:family="table-column">
      <style:table-column-properties style:column-width="3.743cm"/>
    </style:style>
    <style:style style:name="Tableau2.C" style:family="table-column">
      <style:table-column-properties style:column-width="9.931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C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1">
      <style:paragraph-properties fo:margin-top="0cm" fo:margin-bottom="0cm"/>
    </style:style>
    <style:style style:name="P12" style:family="paragraph" style:parent-style-name="Text_20_body" style:list-style-name="L2">
      <style:paragraph-properties fo:margin-top="0cm" fo:margin-bottom="0cm"/>
    </style:style>
    <style:style style:name="P13" style:family="paragraph" style:parent-style-name="Text_20_body" style:list-style-name="L3">
      <style:paragraph-properties fo:margin-top="0cm" fo:margin-bottom="0cm"/>
    </style:style>
    <style:style style:name="P14" style:family="paragraph" style:parent-style-name="Text_20_body" style:list-style-name="L4">
      <style:paragraph-properties fo:margin-top="0cm" fo:margin-bottom="0cm"/>
    </style:style>
    <style:style style:name="P15" style:family="paragraph" style:parent-style-name="Text_20_body" style:list-style-name="L5">
      <style:paragraph-properties fo:margin-top="0cm" fo:margin-bottom="0cm"/>
    </style:style>
    <style:style style:name="P16" style:family="paragraph" style:parent-style-name="Text_20_body" style:list-style-name="L6">
      <style:paragraph-properties fo:margin-top="0cm" fo:margin-bottom="0cm"/>
    </style:style>
    <style:style style:name="P17" style:family="paragraph" style:parent-style-name="Text_20_body" style:list-style-name="L7">
      <style:paragraph-properties fo:margin-top="0cm" fo:margin-bottom="0cm"/>
    </style:style>
    <style:style style:name="P18" style:family="paragraph" style:parent-style-name="Text_20_body" style:list-style-name="L8">
      <style:paragraph-properties fo:margin-top="0cm" fo:margin-bottom="0cm"/>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gumentaire de Vente Interne : Live Party Wall</text:h>
      <text:h text:style-name="Heading_20_2" text:outline-level="2">1.0 Introduction : Armer notre force de vente pour la conquête du marché</text:h>
      <text:p text:style-name="Text_20_body">Ce document est notre plan de bataille pour la conquête du marché événementiel. Il a été forgé pour vous fournir les arguments, les données et la vision stratégique indispensables pour transformer chaque interaction client en une victoire. Notre objectif n'est pas de présenter un produit, mais de prouver que nous apportons la solution définitive aux problèmes fondamentaux de l'événementiel moderne. La maîtrise de cet argumentaire vous permettra de positionner Live Party Wall non comme une option, mais comme l'évidence tactique pour tout organisateur visant l'excellence. Analysons ensemble la proposition de valeur qui constitue notre arsenal.</text:p>
      <text:h text:style-name="Heading_20_2" text:outline-level="2">2.0 La Proposition de Valeur Fondamentale : Plus qu'un photobooth, une expérience virale</text:h>
      <text:p text:style-name="Text_20_body">Notre positionnement stratégique est clair : Live Party Wall n'est pas une simple alternative au photobooth. C'est une nouvelle catégorie d'animation événementielle, une plateforme d'engagement en temps réel qui transforme les invités de simples spectateurs en acteurs centraux de l'événement. Cette section synthétise l'essence de notre produit, en se concentrant sur la transformation de l'expérience et les bénéfices irréfutables qui en découlent pour nos clients.</text:p>
      <text:h text:style-name="Heading_20_3" text:outline-level="3">2.1 Le Problème : Les limites de l'événementiel traditionnel</text:h>
      <text:p text:style-name="Text_20_body">Le marché est en attente d'une solution qui dépasse les contraintes des outils actuels. Nos clients font face à quatre points de douleur majeurs :</text:p>
      <text:list xml:id="list4898623220013096523" text:style-name="L1">
        <text:list-item>
          <text:p text:style-name="P11"><text:span text:style-name="T1">Photobooths physiques coûteux et contraignants :</text:span> Ils représentent un budget important (400-900€), sont encombrants, nécessitent une logistique complexe et leur débit limité crée de la frustration.</text:p>
        </text:list-item>
        <text:list-item>
          <text:p text:style-name="P11"><text:span text:style-name="T1">Expérience client fragmentée :</text:span> Les longues files d'attente devant une cabine photo brisent la dynamique de l'événement et tuent la spontanéité des moments à capturer.</text:p>
        </text:list-item>
        <text:list-item>
          <text:p text:style-name="P11"><text:span text:style-name="T1">Dispersion des souvenirs :</text:span> À la fin de l'événement, les photos et vidéos sont éparpillées sur des dizaines de smartphones, rendant leur collecte et leur partage quasi impossibles.</text:p>
        </text:list-item>
        <text:list-item>
          <text:p text:style-name="P3"><text:span text:style-name="T1">Absence de données exploitables :</text:span> Les organisateurs, notamment en entreprise, n'ont aucun moyen de mesurer l'engagement réel généré par leur animation et d'en justifier le retour sur investissement.</text:p>
        </text:list-item>
      </text:list>
      <text:h text:style-name="Heading_20_3" text:outline-level="3">2.2 La Solution : Live Party Wall, l'engagement en temps réel</text:h>
      <text:p text:style-name="Text_20_body">Face à ces frustrations, Live Party Wall oppose une triple innovation décisive. Contre le <text:span text:style-name="T1">coût et la complexité</text:span>, nous offrons la <text:span text:style-name="T1">simplicité matérielle radicale</text:span> : un simple écran et les téléphones que tout le monde possède déjà. Contre <text:span text:style-name="T1">l'expérience fragmentée et les files d'attente</text:span>, nous imposons <text:span text:style-name="T1">l'instantanéité absolue</text:span> : un QR code, 2 secondes, et le partage est live. Enfin, contre la <text:span text:style-name="T1">dispersion des souvenirs et le manque de contrôle</text:span>, nous déployons <text:span text:style-name="T1">l'intelligence de notre IA Google Gemini</text:span> qui centralise, sublime et sécurise chaque instant.</text:p>
      <text:h text:style-name="Heading_20_3" text:outline-level="3"><text:soft-page-break/>2.3 Les Bénéfices Clés Irréfutables</text:h>
      <text:list xml:id="list5083953143951294478" text:style-name="L2">
        <text:list-item>
          <text:p text:style-name="P12"><text:span text:style-name="T1">Engagement Viral Garanti</text:span> La gamification (battles photos, classements, badges) et l'affichage dynamique transforment une animation passive en une compétition amicale et collective. Chaque invité devient un créateur de contenu actif, générant une énergie et une ambiance uniques.</text:p>
        </text:list-item>
        <text:list-item>
          <text:p text:style-name="P12"><text:span text:style-name="T1">Simplicité Logistique Radicale</text:span> Fini les bornes lourdes et la maintenance. La solution est prête en 15 minutes avec un matériel minimal (TV/PC + téléphones). Cet argument anéantit la complexité et les coûts cachés des solutions traditionnelles.</text:p>
        </text:list-item>
        <text:list-item>
          <text:p text:style-name="P12"><text:span text:style-name="T1">Qualité Professionnelle Automatisée</text:span> Notre IA agit comme un photographe et un directeur artistique virtuels. Elle améliore la qualité des clichés, applique des cadres élégants et génère des légendes, offrant un rendu haut de gamme sans le coût d'un professionnel dédié.</text:p>
        </text:list-item>
        <text:list-item>
          <text:p text:style-name="P4"><text:span text:style-name="T1">Contrôle et Sécurité Absolus</text:span> La modération automatique par IA filtre en temps réel tout contenu potentiellement inapproprié. C'est la garantie d'un événement "corporate safe" et d'une tranquillité d'esprit totale pour l'organisateur, sans nécessiter d'intervention manuelle.</text:p>
        </text:list-item>
      </text:list>
      <text:p text:style-name="Text_20_body">Pour vendre efficacement, il ne suffit pas de connaître nos forces ; il faut savoir précisément en quoi elles nous rendent supérieurs à la concurrence.</text:p>
      <text:h text:style-name="Heading_20_2" text:outline-level="2">3.0 Analyse Concurrentielle et Différenciation Stratégique</text:h>
      <text:p text:style-name="Text_20_body">Comprendre le paysage concurrentiel est essentiel pour articuler notre supériorité de manière crédible. Chaque concurrent a ses limites, et notre rôle est de les transformer en opportunités. Cette section vous arme avec des arguments précis pour contrer chaque alternative et démontrer pourquoi Live Party Wall est dans une catégorie à part.</text:p>
      <text:h text:style-name="Heading_20_3" text:outline-level="3">3.1 Cartographie de la Concurrence</text:h>
      <table:table table:name="Tableau1" table:style-name="Tableau1">
        <table:table-column table:style-name="Tableau1.A"/>
        <table:table-column table:style-name="Tableau1.B"/>
        <table:table-column table:style-name="Tableau1.C"/>
        <table:table-row>
          <table:table-cell table:style-name="Tableau1.A1" office:value-type="string">
            <text:p text:style-name="P1">Concurrent</text:p>
          </table:table-cell>
          <table:table-cell table:style-name="Tableau1.A1" office:value-type="string">
            <text:p text:style-name="P1">Limites Identifiées</text:p>
          </table:table-cell>
          <table:table-cell table:style-name="Tableau1.C1" office:value-type="string">
            <text:p text:style-name="P1">L'avantage Décisif de Live Party Wall</text:p>
          </table:table-cell>
        </table:table-row>
        <table:table-row>
          <table:table-cell table:style-name="Tableau1.A2" office:value-type="string">
            <text:p text:style-name="P2">Photobooth classique</text:p>
          </table:table-cell>
          <table:table-cell table:style-name="Tableau1.A2" office:value-type="string">
            <text:p text:style-name="P1">Coût élevé (400-900€), logistique complexe, files d'attente, maintenance.</text:p>
          </table:table-cell>
          <table:table-cell table:style-name="Tableau1.C2" office:value-type="string">
            <text:p text:style-name="P1">Solution 100% web, scalable, sans matériel coûteux et à un prix très compétitif.</text:p>
          </table:table-cell>
        </table:table-row>
        <table:table-row>
          <table:table-cell table:style-name="Tableau1.A2" office:value-type="string">
            <text:p text:style-name="P2">Mur social (Instagram wall)</text:p>
          </table:table-cell>
          <table:table-cell table:style-name="Tableau1.A2" office:value-type="string">
            <text:p text:style-name="P1">Ne permet pas la capture native de photos, dépend des réseaux sociaux externes.</text:p>
          </table:table-cell>
          <table:table-cell table:style-name="Tableau1.C2" office:value-type="string">
            <text:p text:style-name="P1">Capture photo et vidéo native et instantanée, enrichie par l'IA, dans un environnement privé.</text:p>
          </table:table-cell>
        </table:table-row>
        <table:table-row>
          <table:table-cell table:style-name="Tableau1.A2" office:value-type="string">
            <text:p text:style-name="P2">Applications photo événementielles</text:p>
          </table:table-cell>
          <table:table-cell table:style-name="Tableau1.A2" office:value-type="string">
            <text:p text:style-name="P1">Friction à l'entrée : nécessite le téléchargement d'une application par les invités.</text:p>
          </table:table-cell>
          <table:table-cell table:style-name="Tableau1.C2" office:value-type="string">
            <text:p text:style-name="P1">Accès web instantané via QR code en 2 secondes, sans aucune application à télécharger.</text:p>
          </table:table-cell>
        </table:table-row>
      </table:table>
      <text:h text:style-name="Heading_20_3" text:outline-level="3">3.2 Notre Avantage Compétitif Unique</text:h>
      <text:p text:style-name="Text_20_body">Notre supériorité ne réside pas dans une seule fonctionnalité, mais dans une <text:span text:style-name="T1">trilogie technologique</text:span> qui crée un fossé concurrentiel infranchissable. Nos concurrents peuvent posséder une pièce du puzzle, mais aucun ne maîtrise l'intégration parfaite des trois : <text:span text:style-name="T1">l'Accès Web Instantané</text:span>, <text:span text:style-name="T1">l'Enrichissement par IA en Temps Réel</text:span> et le <text:span text:style-name="T1">Modèle SaaS Scalable</text:span>. Cette combinaison unique n'est pas une simple amélioration ; elle définit une nouvelle catégorie de produit que nous seuls occupons.</text:p>
      <text:p text:style-name="Text_20_body"><text:soft-page-break/>Ces avantages doivent maintenant être traduits dans le langage et les préoccupations de nos clients cibles.</text:p>
      <text:h text:style-name="Heading_20_2" text:outline-level="2">4.0 Argumentaires Ciblés par Segment de Clientèle</text:h>
      <text:p text:style-name="Text_20_body">La clé du succès commercial réside dans notre capacité à adapter notre discours aux problématiques spécifiques de chaque client. Un argument qui séduit un couple de futurs mariés n'est pas le même que celui qui convaincra un responsable événementiel en entreprise. Nous allons analyser en détail nos deux segments prioritaires pour affûter nos messages.</text:p>
      <text:h text:style-name="Heading_20_3" text:outline-level="3">4.1 Segment A : Organisateurs de Mariages &amp; Événements Privés Premium</text:h>
      <text:h text:style-name="Heading_20_4" text:outline-level="4">4.1.1 Leurs Besoins et Points de Douleur (Le Discours Émotionnel)</text:h>
      <text:p text:style-name="Text_20_body">Ce segment est motivé par l'émotion et la création de souvenirs inoubliables.</text:p>
      <text:list xml:id="list677008745219562128" text:style-name="L3">
        <text:list-item>
          <text:p text:style-name="P13"><text:span text:style-name="T1">Recherche d'une expérience unique et mémorable</text:span> pour se différencier et créer un effet "wow".</text:p>
        </text:list-item>
        <text:list-item>
          <text:p text:style-name="P13"><text:span text:style-name="T1">Besoin de créer des souvenirs authentiques</text:span> en capturant des moments spontanés, au-delà des photos posées.</text:p>
        </text:list-item>
        <text:list-item>
          <text:p text:style-name="P13"><text:span text:style-name="T1">Frustration liée aux photobooths traditionnels</text:span> qui génèrent des files d'attente et des photos souvent répétitives.</text:p>
        </text:list-item>
        <text:list-item>
          <text:p text:style-name="P5"><text:span text:style-name="T1">Désir de centraliser tous les souvenirs</text:span> dans une galerie unique, privée et facilement accessible après l'événement.</text:p>
        </text:list-item>
      </text:list>
      <text:h text:style-name="Heading_20_4" text:outline-level="4">4.1.2 Comment Live Party Wall est la Solution Idéale</text:h>
      <text:p text:style-name="Text_20_body">Notre argumentaire doit associer nos fonctionnalités à leurs aspirations émotionnelles.</text:p>
      <text:list xml:id="list2720959987201267544" text:style-name="L4">
        <text:list-item>
          <text:p text:style-name="P14"><text:span text:style-name="T1">Le Mur de Souvenirs en Temps Réel :</text:span> L'affichage instantané des photos de tous les invités crée une animation collective et émouvante. Ce n'est plus une simple capture d'image, c'est un moment de partage fort qui devient le cœur battant de la soirée.</text:p>
        </text:list-item>
        <text:list-item>
          <text:p text:style-name="P14"><text:span text:style-name="T1">La Spontanéité Retrouvée :</text:span> En utilisant leur propre smartphone, chaque invité devient le photographe des moments "sur le fait". Le résultat est une collection de souvenirs beaucoup plus vivante et authentique que celle d'une cabine.</text:p>
        </text:list-item>
        <text:list-item>
          <text:p text:style-name="P14"><text:span text:style-name="T1">L'Aftermovie Automatique :</text:span> C'est le souvenir vidéo parfait, généré sans aucun effort. Positionnez-le comme le clip viral de leur mariage, prêt à être partagé sur les réseaux sociaux pour prolonger la magie de l'événement.</text:p>
        </text:list-item>
        <text:list-item>
          <text:p text:style-name="P6"><text:span text:style-name="T1">La Galerie HD Privée :</text:span> Mettez en avant la tranquillité d'esprit : toutes les photos, de tous les points de vue, sont centralisées, sécurisées et exportables en haute qualité. C'est l'album souvenir collaboratif et complet dont ils rêvaient.</text:p>
        </text:list-item>
      </text:list>
      <text:h text:style-name="Heading_20_3" text:outline-level="3">4.2 Segment B : Responsables Événementiels d'Entreprise (B2B)</text:h>
      <text:h text:style-name="Heading_20_4" text:outline-level="4">4.2.1 Leurs Besoins et Points de Douleur (Le Discours Rationnel)</text:h>
      <text:p text:style-name="Text_20_body">Ce segment est motivé par le ROI, l'efficacité et la maîtrise de l'image de marque.</text:p>
      <text:list xml:id="list5948914114050885801" text:style-name="L5">
        <text:list-item>
          <text:p text:style-name="P15"><text:span text:style-name="T1">Objectif principal :</text:span> Renforcer l'engagement des collaborateurs et la cohésion d'équipe (team building) lors des séminaires et soirées internes.</text:p>
        </text:list-item>
        <text:list-item>
          <text:p text:style-name="P15"><text:span text:style-name="T1">Contrainte de marque :</text:span> Nécessité absolue de maîtriser l'image de l'entreprise et de garantir un environnement professionnel et sécurisé.</text:p>
        </text:list-item>
        <text:list-item>
          <text:p text:style-name="P15"><text:span text:style-name="T1">Besoin de ROI :</text:span> Justifier le budget de l'événement en générant du contenu de marque <text:soft-page-break/>partageable et en mesurant l'engagement.</text:p>
        </text:list-item>
        <text:list-item>
          <text:p text:style-name="P7"><text:span text:style-name="T1">Contrainte de temps :</text:span> Recherche de solutions "clé en main", fiables, rapides à déployer et sans complexité logistique.</text:p>
        </text:list-item>
      </text:list>
      <text:h text:style-name="Heading_20_4" text:outline-level="4">4.2.2 Comment Live Party Wall est la Solution Idéale</text:h>
      <text:p text:style-name="Text_20_body">Notre argumentaire doit répondre à leurs objectifs professionnels avec des preuves concrètes.</text:p>
      <text:list xml:id="list750188386553852550" text:style-name="L6">
        <text:list-item>
          <text:p text:style-name="P16"><text:span text:style-name="T1">La Gamification comme Outil de Team Building :</text:span> Les battles, classements et badges ne sont pas des gadgets. Ce sont des mécaniques puissantes qui stimulent une interaction saine, brisent la glace et renforcent les liens entre les équipes de manière ludique et efficace.</text:p>
        </text:list-item>
        <text:list-item>
          <text:p text:style-name="P16"><text:span text:style-name="T1">La Modération par IA pour une Image de Marque Protégée :</text:span> C'est notre argument de sécurité massue. L'IA filtre automatiquement et en temps réel tout contenu inapproprié. Vous vendez la tranquillité d'esprit : l'événement est garanti 100% "corporate safe".</text:p>
        </text:list-item>
        <text:list-item>
          <text:p text:style-name="P16"><text:span text:style-name="T1">Le Contenu Viral et les Analytics :</text:span> La plateforme génère un volume conséquent de contenu de qualité. De plus, la personnalisation des cadres aux couleurs de l'entreprise transforme chaque photo en un actif de communication de marque. Le dashboard fournit des <text:span text:style-name="T1">KPIs tangibles</text:span> (nombre de photos, participants actifs) pour <text:span text:style-name="T1">mesurer le succès et le ROI de l'événement</text:span>.</text:p>
        </text:list-item>
        <text:list-item>
          <text:p text:style-name="P8"><text:span text:style-name="T1">Le Dashboard Multi-Événements (pour Agences) :</text:span> Pour les agences ou les grandes entreprises, c'est l'argument de l'efficacité. Le modèle SaaS permet de gérer un portefeuille d'événements depuis une seule interface. Live Party Wall devient un outil de travail récurrent, un investissement stratégique, et non une dépense ponctuelle.</text:p>
        </text:list-item>
      </text:list>
      <text:p text:style-name="Text_20_body">Un discours bien préparé inclut des réponses claires aux questions et aux doutes potentiels.</text:p>
      <text:h text:style-name="Heading_20_2" text:outline-level="2">5.0 Anticiper et Surmonter les Objections</text:h>
      <text:p text:style-name="Text_20_body">Chaque objection est une opportunité de démontrer notre expertise et de renforcer notre proposition de valeur. Être préparé à y répondre avec assurance et précision est ce qui distingue un bon vendeur d'un expert.</text:p>
      <text:p text:style-name="Text_20_body"><text:span text:style-name="T1">Objection 1 : "Et si la connexion Internet est mauvaise sur le lieu de l'événement ?"</text:span> Notre système est conçu pour une résilience maximale. Les invités utilisent la connexion 4G/5G de leur propre téléphone, bien plus stable que le Wi-Fi de la salle. De plus, un mode dégradé assure la capture continue des photos, qui sont synchronisées sur l'écran dès que la connexion est rétablie.</text:p>
      <text:p text:style-name="Text_20_body"><text:span text:style-name="T1">Objection 2 : "Comment garantir que des photos inappropriées ne seront pas affichées ?"</text:span> Nous garantissons une double sécurité. D'abord, notre IA Google Gemini analyse et modère chaque photo en temps réel avant tout affichage. C'est une barrière automatique et instantanée. Ensuite, l'organisateur conserve un contrôle total et peut supprimer n'importe quelle photo en un clic depuis son dashboard.</text:p>
      <text:p text:style-name="Text_20_body"><text:span text:style-name="T1">Objection 3 : "Nos invités ne sont pas très technophiles. Est-ce que ce ne sera pas trop compliqué pour eux ?"</text:span> L'expérience a été réduite à son extrême simplicité : 1. Scannez un QR code. 2. Prenez une photo. C'est tout. Le point décisif est qu'il n'y a <text:span text:style-name="T1">aucune application à télécharger</text:span>. C'est 100% web, compatible avec tous les smartphones.</text:p>
      <text:p text:style-name="Text_20_body"><text:span text:style-name="T1">Objection 4 : "Nous avons déjà un photographe. Est-ce que cela ne fait pas double emploi ?"</text:span> Live Party Wall est le complément stratégique du photographe, pas son remplaçant. Le photographe capture les moments officiels avec un œil d'artiste. Notre solution capture l'ambiance et les moments spontanés du point de vue de <text:span text:style-name="T1">tous</text:span> les invités, créant une animation interactive et collaborative que seul un outil comme le nôtre peut offrir.</text:p>
      <text:p text:style-name="Text_20_body">Maintenant que la valeur est établie, présentons notre tarification comme notre argument de vente final.</text:p>
      <text:h text:style-name="Heading_20_2" text:outline-level="2"><text:soft-page-break/>6.0 Tarification Stratégique et Retour sur Investissement (ROI)</text:h>
      <text:p text:style-name="Text_20_body">Notre structure tarifaire n'est pas un coût, mais un investissement dans une expérience supérieure, accessible et mesurable. L'objectif de cette section est de démontrer la valeur financière exceptionnelle de Live Party Wall, en rendant les alternatives traditionnelles irrationnelles d'un point de vue budgétaire.</text:p>
      <text:h text:style-name="Heading_20_3" text:outline-level="3">6.1 Nos Offres : Flexibilité et Accessibilité</text:h>
      <table:table table:name="Tableau2" table:style-name="Tableau2">
        <table:table-column table:style-name="Tableau2.A"/>
        <table:table-column table:style-name="Tableau2.B"/>
        <table:table-column table:style-name="Tableau2.C"/>
        <table:table-row>
          <table:table-cell table:style-name="Tableau2.A1" office:value-type="string">
            <text:p text:style-name="P1">Offre</text:p>
          </table:table-cell>
          <table:table-cell table:style-name="Tableau2.A1" office:value-type="string">
            <text:p text:style-name="P1">Prix (par événement)</text:p>
          </table:table-cell>
          <table:table-cell table:style-name="Tableau2.C1" office:value-type="string">
            <text:p text:style-name="P1">Cible Idéale</text:p>
          </table:table-cell>
        </table:table-row>
        <table:table-row>
          <table:table-cell table:style-name="Tableau2.A2" office:value-type="string">
            <text:p text:style-name="P2">Starter</text:p>
          </table:table-cell>
          <table:table-cell table:style-name="Tableau2.A2" office:value-type="string">
            <text:p text:style-name="P1">49 €</text:p>
          </table:table-cell>
          <table:table-cell table:style-name="Tableau2.C2" office:value-type="string">
            <text:p text:style-name="P1">Soirées privées, anniversaires, tests.</text:p>
          </table:table-cell>
        </table:table-row>
        <table:table-row>
          <table:table-cell table:style-name="Tableau2.A2" office:value-type="string">
            <text:p text:style-name="P2">Pro</text:p>
          </table:table-cell>
          <table:table-cell table:style-name="Tableau2.A2" office:value-type="string">
            <text:p text:style-name="P1">99 €</text:p>
          </table:table-cell>
          <table:table-cell table:style-name="Tableau2.C2" office:value-type="string">
            <text:p text:style-name="P1">Cœur de gamme : mariages, événements d'entreprise.</text:p>
          </table:table-cell>
        </table:table-row>
        <table:table-row>
          <table:table-cell table:style-name="Tableau2.A2" office:value-type="string">
            <text:p text:style-name="P2">Premium</text:p>
          </table:table-cell>
          <table:table-cell table:style-name="Tableau2.A2" office:value-type="string">
            <text:p text:style-name="P1">199 €</text:p>
          </table:table-cell>
          <table:table-cell table:style-name="Tableau2.C2" office:value-type="string">
            <text:p text:style-name="P1">Grands événements, entreprises avec besoin de branding.</text:p>
          </table:table-cell>
        </table:table-row>
      </table:table>
      <text:p text:style-name="Text_20_body"><text:span text:style-name="T2">Note : Pour les professionnels et agences à usage récurrent, nos abonnements mensuels sont la solution la plus rentable : </text:span><text:span text:style-name="T3">Pro à 29€/mois</text:span> <text:span text:style-name="T2">et </text:span><text:span text:style-name="T3">Studio à 99€/mois</text:span><text:span text:style-name="T2">, transformant Live Party Wall en un outil de travail stratégique.</text:span></text:p>
      <text:h text:style-name="Heading_20_3" text:outline-level="3">6.2 L'Argument Choc : Un ROI Imbattable</text:h>
      <text:p text:style-name="Text_20_body">Cet argumentaire doit être présenté de manière directe et percutante.</text:p>
      <text:list xml:id="list3327746587126518238" text:style-name="L7">
        <text:list-item>
          <text:p text:style-name="P17"><text:span text:style-name="T1">Rappelez le coût d'un photobooth traditionnel :</text:span> "Pour rappel, un photobooth classique est facturé entre 400 € et 900 € pour une seule soirée."</text:p>
        </text:list-item>
        <text:list-item>
          <text:p text:style-name="P17"><text:span text:style-name="T1">Positionnez Live Party Wall :</text:span> "Notre offre la plus populaire, la plus complète pour la majorité des besoins, est à 99 €. Pour 4 à 9 fois moins cher, vous n'obtenez pas une simple boîte à photos limitée à quelques invités, mais une expérience interactive pour <text:span text:style-name="T1">tous</text:span> vos participants, un mur de souvenirs en direct, un aftermovie automatique et une galerie HD complète."</text:p>
        </text:list-item>
        <text:list-item>
          <text:p text:style-name="P9"><text:span text:style-name="T1">Concluez sur la valeur :</text:span> "La question pour votre client n'est donc plus 'Quel est le coût ?' mais 'Comment justifier de payer 5 à 10 fois plus cher pour une solution logistiquement lourde qui engage moins de monde et génère moins de valeur ?' Nous rendons le choix des alternatives financièrement irrationnel."</text:p>
        </text:list-item>
      </text:list>
      <text:h text:style-name="Heading_20_2" text:outline-level="2">7.0 Conclusion : Votre Stratégie pour Gagner</text:h>
      <text:p text:style-name="Text_20_body">Vous êtes désormais équipés. Notre stratégie est claire. Live Party Wall n'est pas un produit de plus sur le marché ; c'est une réponse pertinente et puissante aux besoins actuels de digitalisation, d'engagement et de simplicité dans l'événementiel. Voici comment vous allez gagner.</text:p>
      <text:h text:style-name="Heading_20_3" text:outline-level="3">Vos Prochaines Étapes pour Convaincre</text:h>
      <text:list xml:id="list3180436147025458743" text:style-name="L8">
        <text:list-item>
          <text:p text:style-name="P18"><text:span text:style-name="T1">Menez par la Démo :</text:span> C'est notre outil de closing. En 2 minutes, l'expérience parle d'elle-même et rend notre proposition de valeur tangible.</text:p>
        </text:list-item>
        <text:list-item>
          <text:p text:style-name="P18"><text:span text:style-name="T1">Diagnostiquez la Douleur, Vendez le Remède :</text:span> Ne listez pas les fonctionnalités. Identifiez le "pain point" principal du client (coût, logistique, engagement) et positionnez Live Party <text:soft-page-break/>Wall comme la solution chirurgicale à <text:span text:style-name="T1">son</text:span> problème.</text:p>
        </text:list-item>
        <text:list-item>
          <text:p text:style-name="P18"><text:span text:style-name="T1">Ancrez la Valeur Avant le Prix :</text:span> Le ROI, l'expérience virale et la simplicité radicale doivent être établis avant toute discussion tarifaire. Notre prix devient alors la conclusion logique de la valeur démontrée, et non un point de négociation.</text:p>
        </text:list-item>
        <text:list-item>
          <text:p text:style-name="P10"><text:span text:style-name="T1">Proposez des Événements Pilotes :</text:span> Pour les agences et les grandes entreprises, un premier événement à un tarif préférentiel est la meilleure stratégie pour prouver notre efficacité, créer des études de cas locales et initier une relation de long term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4S</meta:editing-duration>
    <meta:editing-cycles>3</meta:editing-cycles>
    <meta:generator>OpenOffice/4.1.15$Win32 OpenOffice.org_project/4115m2$Build-9813</meta:generator>
    <dc:date>2026-01-07T22:06:07.70</dc:date>
    <meta:document-statistic meta:table-count="2" meta:image-count="0" meta:object-count="0" meta:page-count="6" meta:paragraph-count="101" meta:word-count="2324" meta:character-count="15091"/>
    <meta:user-defined meta:name="Info 1"/>
    <meta:user-defined meta:name="Info 2"/>
    <meta:user-defined meta:name="Info 3"/>
    <meta:user-defined meta:name="Info 4"/>
  </office:meta>
</office:document-meta>
</file>